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E8CFDEAB26F229C7E.png" manifest:media-type="image/png"/>
  <manifest:file-entry manifest:full-path="Pictures/1000000000000556000002D3C52A38A891F178C9.png" manifest:media-type="image/png"/>
  <manifest:file-entry manifest:full-path="Pictures/1000000000000556000002D714DC19E8693B0ACB.png" manifest:media-type="image/png"/>
  <manifest:file-entry manifest:full-path="Pictures/1000000000000556000002D753A7CC99764AB832.png" manifest:media-type="image/png"/>
  <manifest:file-entry manifest:full-path="Pictures/1000000000000556000002D53C5CA686112930D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</style:style>
    <style:style style:name="T1" style:family="text">
      <style:text-properties fo:color="#000000" style:font-name="Calibri" fo:font-size="16pt" style:font-size-asian="16pt" style:font-name-complex="Calibri" style:font-size-complex="16pt"/>
    </style:style>
    <style:style style:name="T2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3" style:family="text">
      <style:text-properties fo:color="#000000" style:font-name="Arial" fo:font-size="11.1000003814697pt" style:font-size-asian="11.1000003814697pt" style:font-name-complex="Arial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72cm" svg:height="0.653cm" svg:x="2.541cm" svg:y="2.556cm">
          <draw:text-box>
            <text:p text:style-name="P1"><text:span text:style-name="T1">N</text:span><text:span text:style-name="T1">a</text:span><text:span text:style-name="T1">m</text:span><text:span text:style-name="T1">a</text:span><text:span text:style-name="T1"> </text:span><text:span text:style-name="T1">: </text:span><text:span text:style-name="T1">S</text:span><text:span text:style-name="T1">a</text:span><text:span text:style-name="T1">r</text:span><text:span text:style-name="T1">t</text:span><text:span text:style-name="T1">i</text:span><text:span text:style-name="T1">k</text:span><text:span text:style-name="T1">a</text:span><text:span text:style-name="T1"> </text:span><text:span text:style-name="T1">R</text:span><text:span text:style-name="T1">i</text:span><text:span text:style-name="T1">z</text:span><text:span text:style-name="T1">k</text:span><text:span text:style-name="T1">y</text:span><text:span text:style-name="T1"> </text:span><text:span text:style-name="T1">M</text:span><text:span text:style-name="T1"> </text:span></text:p>
          </draw:text-box>
        </draw:frame>
        <draw:frame draw:style-name="gr1" draw:text-style-name="P2" draw:layer="layout" svg:width="4.989cm" svg:height="0.653cm" svg:x="2.464cm" svg:y="3.135cm">
          <draw:text-box>
            <text:p text:style-name="P1"><text:span text:style-name="T1">NIM : </text:span><text:span text:style-name="T1">L200171</text:span><text:span text:style-name="T1">18 </text:span></text:p>
          </draw:text-box>
        </draw:frame>
        <draw:frame draw:style-name="gr2" draw:text-style-name="P3" draw:layer="layout" svg:width="0.388cm" svg:height="0.454cm" svg:x="2.541cm" svg:y="5.2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02cm" svg:height="0.454cm" svg:x="2.541cm" svg:y="6.176cm">
          <draw:text-box>
            <text:p text:style-name="P1"><text:span text:style-name="T2">Method Return </text:span></text:p>
          </draw:text-box>
        </draw:frame>
        <draw:frame draw:style-name="gr2" draw:text-style-name="P3" draw:layer="layout" svg:width="0.388cm" svg:height="0.454cm" svg:x="18.469cm" svg:y="15.1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299cm" svg:height="0.454cm" svg:x="2.541cm" svg:y="15.965cm">
          <draw:text-box>
            <text:p text:style-name="P1"><text:span text:style-name="T2">PEGAWAI(LATIHAN 3) </text:span></text:p>
          </draw:text-box>
        </draw:frame>
        <draw:frame draw:style-name="gr3" draw:text-style-name="P4" draw:layer="layout" svg:width="15.9cm" svg:height="8.466cm" svg:x="2.54cm" svg:y="7.065cm">
          <draw:image xlink:href="Pictures/1000000000000556000002D714DC19E8693B0ACB.png" xlink:type="simple" xlink:show="embed" xlink:actuate="onLoad">
            <text:p/>
          </draw:image>
        </draw:frame>
        <draw:frame draw:style-name="gr3" draw:text-style-name="P4" draw:layer="layout" svg:width="15.9cm" svg:height="8.439cm" svg:x="2.54cm" svg:y="16.853cm">
          <draw:image xlink:href="Pictures/1000000000000556000002D53C5CA686112930DE.png" xlink:type="simple" xlink:show="embed" xlink:actuate="onLoad">
            <text:p/>
          </draw:image>
        </draw:frame>
        <draw:frame draw:style-name="gr2" draw:text-style-name="P3" draw:layer="layout" svg:width="0.388cm" svg:height="0.454cm" svg:x="18.469cm" svg:y="24.962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20">
        <draw:frame draw:style-name="gr2" draw:text-style-name="P3" draw:layer="layout" svg:width="0.388cm" svg:height="0.454cm" svg:x="18.469cm" svg:y="10.59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029cm" svg:height="0.454cm" svg:x="2.541cm" svg:y="11.388cm">
          <draw:text-box>
            <text:p text:style-name="P1"><text:span text:style-name="T2">TUGAS RUMAH </text:span></text:p>
          </draw:text-box>
        </draw:frame>
        <draw:frame draw:style-name="gr2" draw:text-style-name="P3" draw:layer="layout" svg:width="0.388cm" svg:height="0.454cm" svg:x="3.176cm" svg:y="12.285cm">
          <draw:text-box>
            <text:p text:style-name="P1"><text:span text:style-name="T2">1.</text:span></text:p>
          </draw:text-box>
        </draw:frame>
        <draw:frame draw:style-name="gr2" draw:text-style-name="P3" draw:layer="layout" svg:width="0.388cm" svg:height="0.433cm" svg:x="3.472cm" svg:y="12.29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54cm" svg:x="3.811cm" svg:y="12.2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54cm" svg:x="2.541cm" svg:y="21.76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54cm" svg:x="2.541cm" svg:y="22.65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54cm" svg:x="2.541cm" svg:y="23.5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54cm" svg:x="2.541cm" svg:y="24.45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5.9cm" svg:height="8.413cm" svg:x="2.54cm" svg:y="2.54cm">
          <draw:image xlink:href="Pictures/1000000000000556000002D3C52A38A891F178C9.png" xlink:type="simple" xlink:show="embed" xlink:actuate="onLoad">
            <text:p/>
          </draw:image>
        </draw:frame>
        <draw:frame draw:style-name="gr3" draw:text-style-name="P4" draw:layer="layout" svg:width="15.9cm" svg:height="8.466cm" svg:x="2.54cm" svg:y="13.282cm">
          <draw:image xlink:href="Pictures/1000000000000556000002D753A7CC99764AB832.png" xlink:type="simple" xlink:show="embed" xlink:actuate="onLoad">
            <text:p/>
          </draw:image>
        </draw:frame>
        <draw:frame draw:style-name="gr2" draw:text-style-name="P3" draw:layer="layout" svg:width="0.388cm" svg:height="0.454cm" svg:x="2.541cm" svg:y="25.352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25">
        <draw:frame draw:style-name="gr3" draw:text-style-name="P4" draw:layer="layout" svg:width="15.9cm" svg:height="9.101cm" svg:x="2.54cm" svg:y="2.54cm">
          <draw:image xlink:href="Pictures/10000000000005560000030E8CFDEAB26F229C7E.png" xlink:type="simple" xlink:show="embed" xlink:actuate="onLoad">
            <text:p/>
          </draw:image>
        </draw:frame>
        <draw:frame draw:style-name="gr2" draw:text-style-name="P3" draw:layer="layout" svg:width="0.388cm" svg:height="0.454cm" svg:x="18.469cm" svg:y="11.282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" style:page-layout-name="PM0" draw:style-name="Mdp1"/>
    <style:master-page style:name="master-page2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05T10:34:44.822120158</dc:date>
    <meta:editing-duration>PT1M51S</meta:editing-duration>
    <meta:editing-cycles>1</meta:editing-cycles>
    <meta:document-statistic meta:object-count="23"/>
    <meta:generator>LibreOffice/6.0.7.3$Linux_X86_64 LibreOffice_project/00m0$Build-3</meta:generator>
  </office:meta>
</office:document-meta>
</file>